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pr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9" calcext:value-type="float">
            <text:p>549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93" calcext:value-type="float">
            <text:p>1993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569" calcext:value-type="float">
            <text:p>7569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9473" calcext:value-type="float">
            <text:p>29473</text:p>
          </table:table-cell>
          <table:table-cell office:value-type="float" office:value="23233" calcext:value-type="float">
            <text:p>23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289" calcext:value-type="float">
            <text:p>116289</text:p>
          </table:table-cell>
          <table:table-cell office:value-type="float" office:value="91521" calcext:value-type="float">
            <text:p>915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2" calcext:value-type="float">
            <text:p>70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54" calcext:value-type="float">
            <text:p>2554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714" calcext:value-type="float">
            <text:p>9714</text:p>
          </table:table-cell>
          <table:table-cell office:value-type="float" office:value="6546" calcext:value-type="float">
            <text:p>6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7858" calcext:value-type="float">
            <text:p>37858</text:p>
          </table:table-cell>
          <table:table-cell office:value-type="float" office:value="25378" calcext:value-type="float">
            <text:p>25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49442" calcext:value-type="float">
            <text:p>149442</text:p>
          </table:table-cell>
          <table:table-cell office:value-type="float" office:value="99906" calcext:value-type="float">
            <text:p>999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55" calcext:value-type="float">
            <text:p>85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15" calcext:value-type="float">
            <text:p>3115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859" calcext:value-type="float">
            <text:p>11859</text:p>
          </table:table-cell>
          <table:table-cell office:value-type="float" office:value="7107" calcext:value-type="float">
            <text:p>7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6243" calcext:value-type="float">
            <text:p>46243</text:p>
          </table:table-cell>
          <table:table-cell office:value-type="float" office:value="27523" calcext:value-type="float">
            <text:p>275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82595" calcext:value-type="float">
            <text:p>182595</text:p>
          </table:table-cell>
          <table:table-cell office:value-type="float" office:value="108291" calcext:value-type="float">
            <text:p>1082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76" calcext:value-type="float">
            <text:p>367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004" calcext:value-type="float">
            <text:p>14004</text:p>
          </table:table-cell>
          <table:table-cell office:value-type="float" office:value="7668" calcext:value-type="float">
            <text:p>7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4628" calcext:value-type="float">
            <text:p>54628</text:p>
          </table:table-cell>
          <table:table-cell office:value-type="float" office:value="29668" calcext:value-type="float">
            <text:p>29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15748" calcext:value-type="float">
            <text:p>215748</text:p>
          </table:table-cell>
          <table:table-cell office:value-type="float" office:value="116676" calcext:value-type="float">
            <text:p>1166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0:40:12.966806938</meta:creation-date>
    <dc:date>2019-01-12T20:47:09.091140839</dc:date>
    <meta:editing-duration>PT6M57S</meta:editing-duration>
    <meta:editing-cycles>1</meta:editing-cycles>
    <meta:document-statistic meta:table-count="1" meta:cell-count="116" meta:object-count="0"/>
    <meta:generator>LibreOffice/6.0.7.3$Linux_X86_64 LibreOffice_project/00m0$Build-3</meta:generator>
  </office:meta>
</office:document-meta>
</file>